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2.68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6cm" fo:min-width="3.438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3.5cm" svg:x="2.75cm" svg:y="1.5cm">
          <text:p text:style-name="P1">Probl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5cm" svg:height="3cm" svg:x="13.75cm" svg:y="1.75cm">
          <text:p text:style-name="P1">Solu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.75cm" svg:x="8.25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1:15:12.869036493</meta:creation-date>
    <dc:date>2024-11-19T11:20:16.081723913</dc:date>
    <meta:editing-duration>PT5M3S</meta:editing-duration>
    <meta:editing-cycles>2</meta:editing-cycles>
    <meta:generator>LibreOffice/24.2.5.2$Linux_X86_64 LibreOffice_project/420$Build-2</meta:generator>
    <meta:document-statistic meta:object-count="3"/>
  </office:meta>
</office:document-meta>
</file>